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9cd" officeooo:paragraph-rsid="000089cd"/>
    </style:style>
    <style:style style:name="P2" style:family="paragraph" style:parent-style-name="Standard">
      <style:text-properties officeooo:rsid="0011fc1e" officeooo:paragraph-rsid="0011fc1e"/>
    </style:style>
    <style:style style:name="P3" style:family="paragraph" style:parent-style-name="Standard">
      <style:text-properties officeooo:rsid="0022f7da" officeooo:paragraph-rsid="0022f7da"/>
    </style:style>
    <style:style style:name="P4" style:family="paragraph" style:parent-style-name="Standard">
      <style:text-properties officeooo:rsid="003510ff" officeooo:paragraph-rsid="003510ff"/>
    </style:style>
    <style:style style:name="P5" style:family="paragraph" style:parent-style-name="Heading_20_3">
      <style:text-properties fo:font-weight="bold" officeooo:rsid="0022f7da" officeooo:paragraph-rsid="0022f7da"/>
    </style:style>
    <style:style style:name="P6" style:family="paragraph" style:parent-style-name="Text_20_body">
      <style:text-properties officeooo:rsid="0022f7da"/>
    </style:style>
    <style:style style:name="P7" style:family="paragraph" style:parent-style-name="Horizontal_20_Line">
      <style:text-properties officeooo:rsid="0022f7da"/>
    </style:style>
    <style:style style:name="P8" style:family="paragraph" style:parent-style-name="Heading_20_3">
      <style:text-properties fo:font-weight="bold" officeooo:rsid="0022f7da"/>
    </style:style>
    <style:style style:name="T1" style:family="text">
      <style:text-properties officeooo:rsid="0011fc1e"/>
    </style:style>
    <style:style style:name="T2" style:family="text">
      <style:text-properties officeooo:rsid="00008ff5"/>
    </style:style>
    <style:style style:name="T3" style:family="text">
      <style:text-properties officeooo:rsid="0001d27f"/>
    </style:style>
    <style:style style:name="T4" style:family="text">
      <style:text-properties officeooo:rsid="00020afe"/>
    </style:style>
    <style:style style:name="T5" style:family="text">
      <style:text-properties officeooo:rsid="0003fe7d"/>
    </style:style>
    <style:style style:name="T6" style:family="text">
      <style:text-properties officeooo:rsid="0005432e"/>
    </style:style>
    <style:style style:name="T7" style:family="text">
      <style:text-properties officeooo:rsid="00067eee"/>
    </style:style>
    <style:style style:name="T8" style:family="text">
      <style:text-properties officeooo:rsid="00073af7"/>
    </style:style>
    <style:style style:name="T9" style:family="text">
      <style:text-properties officeooo:rsid="0007949e"/>
    </style:style>
    <style:style style:name="T10" style:family="text">
      <style:text-properties officeooo:rsid="00079ad7"/>
    </style:style>
    <style:style style:name="T11" style:family="text">
      <style:text-properties officeooo:rsid="00080229"/>
    </style:style>
    <style:style style:name="T12" style:family="text">
      <style:text-properties officeooo:rsid="000815b4"/>
    </style:style>
    <style:style style:name="T13" style:family="text">
      <style:text-properties officeooo:rsid="00099867"/>
    </style:style>
    <style:style style:name="T14" style:family="text">
      <style:text-properties officeooo:rsid="000ae90f"/>
    </style:style>
    <style:style style:name="T15" style:family="text">
      <style:text-properties officeooo:rsid="000b9547"/>
    </style:style>
    <style:style style:name="T16" style:family="text">
      <style:text-properties officeooo:rsid="000d826d"/>
    </style:style>
    <style:style style:name="T17" style:family="text">
      <style:text-properties officeooo:rsid="000ef20b"/>
    </style:style>
    <style:style style:name="T18" style:family="text">
      <style:text-properties officeooo:rsid="00106d4c"/>
    </style:style>
    <style:style style:name="T19" style:family="text">
      <style:text-properties officeooo:rsid="00122338"/>
    </style:style>
    <style:style style:name="T20" style:family="text">
      <style:text-properties officeooo:rsid="00123856"/>
    </style:style>
    <style:style style:name="T21" style:family="text">
      <style:text-properties officeooo:rsid="0012acf8"/>
    </style:style>
    <style:style style:name="T22" style:family="text">
      <style:text-properties officeooo:rsid="001461ff"/>
    </style:style>
    <style:style style:name="T23" style:family="text">
      <style:text-properties officeooo:rsid="0015a71e"/>
    </style:style>
    <style:style style:name="T24" style:family="text">
      <style:text-properties officeooo:rsid="0016c6ec"/>
    </style:style>
    <style:style style:name="T25" style:family="text">
      <style:text-properties officeooo:rsid="0018ba59"/>
    </style:style>
    <style:style style:name="T26" style:family="text">
      <style:text-properties officeooo:rsid="001920a4"/>
    </style:style>
    <style:style style:name="T27" style:family="text">
      <style:text-properties officeooo:rsid="00194e16"/>
    </style:style>
    <style:style style:name="T28" style:family="text">
      <style:text-properties officeooo:rsid="0019af80"/>
    </style:style>
    <style:style style:name="T29" style:family="text">
      <style:text-properties officeooo:rsid="001a539e"/>
    </style:style>
    <style:style style:name="T30" style:family="text">
      <style:text-properties officeooo:rsid="001a7b1f"/>
    </style:style>
    <style:style style:name="T31" style:family="text">
      <style:text-properties officeooo:rsid="001b1eec"/>
    </style:style>
    <style:style style:name="T32" style:family="text">
      <style:text-properties officeooo:rsid="001c5f40"/>
    </style:style>
    <style:style style:name="T33" style:family="text">
      <style:text-properties officeooo:rsid="001dae71"/>
    </style:style>
    <style:style style:name="T34" style:family="text">
      <style:text-properties officeooo:rsid="001f66d9"/>
    </style:style>
    <style:style style:name="T35" style:family="text">
      <style:text-properties officeooo:rsid="00201b99"/>
    </style:style>
    <style:style style:name="T36" style:family="text">
      <style:text-properties officeooo:rsid="0021ed75"/>
    </style:style>
    <style:style style:name="T37" style:family="text">
      <style:text-properties officeooo:rsid="00220410"/>
    </style:style>
    <style:style style:name="T38" style:family="text">
      <style:text-properties officeooo:rsid="00239dd9"/>
    </style:style>
    <style:style style:name="T39" style:family="text">
      <style:text-properties officeooo:rsid="0024a309"/>
    </style:style>
    <style:style style:name="T40" style:family="text">
      <style:text-properties officeooo:rsid="00253066"/>
    </style:style>
    <style:style style:name="T41" style:family="text">
      <style:text-properties officeooo:rsid="0025469e"/>
    </style:style>
    <style:style style:name="T42" style:family="text">
      <style:text-properties officeooo:rsid="002600b1"/>
    </style:style>
    <style:style style:name="T43" style:family="text">
      <style:text-properties officeooo:rsid="0027f1ed"/>
    </style:style>
    <style:style style:name="T44" style:family="text">
      <style:text-properties officeooo:rsid="00290008"/>
    </style:style>
    <style:style style:name="T45" style:family="text">
      <style:text-properties officeooo:rsid="002af4b1"/>
    </style:style>
    <style:style style:name="T46" style:family="text">
      <style:text-properties officeooo:rsid="002b6ac5"/>
    </style:style>
    <style:style style:name="T47" style:family="text">
      <style:text-properties officeooo:rsid="002d5d56"/>
    </style:style>
    <style:style style:name="T48" style:family="text">
      <style:text-properties officeooo:rsid="002e2681"/>
    </style:style>
    <style:style style:name="T49" style:family="text">
      <style:text-properties officeooo:rsid="0030024b"/>
    </style:style>
    <style:style style:name="T50" style:family="text">
      <style:text-properties officeooo:rsid="0030147e"/>
    </style:style>
    <style:style style:name="T51" style:family="text">
      <style:text-properties officeooo:rsid="00311fb9"/>
    </style:style>
    <style:style style:name="T52" style:family="text">
      <style:text-properties officeooo:rsid="0031f406"/>
    </style:style>
    <style:style style:name="T53" style:family="text">
      <style:text-properties officeooo:rsid="003381a2"/>
    </style:style>
    <style:style style:name="T54" style:family="text">
      <style:text-properties officeooo:rsid="0034391e"/>
    </style:style>
    <style:style style:name="T55" style:family="text">
      <style:text-properties officeooo:rsid="003510ff"/>
    </style:style>
    <style:style style:name="T56" style:family="text">
      <style:text-properties officeooo:rsid="0036ec8d"/>
    </style:style>
    <style:style style:name="T57" style:family="text">
      <style:text-properties officeooo:rsid="0038e3c0"/>
    </style:style>
    <style:style style:name="T58" style:family="text">
      <style:text-properties officeooo:rsid="003ada6d"/>
    </style:style>
    <style:style style:name="T59" style:family="text">
      <style:text-properties officeooo:rsid="003aec37"/>
    </style:style>
    <style:style style:name="T60" style:family="text">
      <style:text-properties officeooo:rsid="003bbfa7"/>
    </style:style>
    <style:style style:name="T61" style:family="text">
      <style:text-properties officeooo:rsid="003c5a2b"/>
    </style:style>
    <style:style style:name="T62" style:family="text">
      <style:text-properties officeooo:rsid="003dfff7"/>
    </style:style>
    <style:style style:name="T63" style:family="text">
      <style:text-properties officeooo:rsid="003efa01"/>
    </style:style>
    <style:style style:name="T64" style:family="text">
      <style:text-properties officeooo:rsid="003ffb91"/>
    </style:style>
    <style:style style:name="T65" style:family="text">
      <style:text-properties officeooo:rsid="0040f9fe"/>
    </style:style>
    <style:style style:name="T66" style:family="text">
      <style:text-properties officeooo:rsid="00427d06"/>
    </style:style>
    <style:style style:name="T67" style:family="text">
      <style:text-properties officeooo:rsid="00437ae5"/>
    </style:style>
    <style:style style:name="T68" style:family="text">
      <style:text-properties officeooo:rsid="0044db04"/>
    </style:style>
    <style:style style:name="T69" style:family="text">
      <style:text-properties officeooo:rsid="0045f092"/>
    </style:style>
    <style:style style:name="T70" style:family="text">
      <style:text-properties officeooo:rsid="0046964d"/>
    </style:style>
    <style:style style:name="T71" style:family="text">
      <style:text-properties officeooo:rsid="00477135"/>
    </style:style>
    <style:style style:name="T72" style:family="text">
      <style:text-properties officeooo:rsid="004900fe"/>
    </style:style>
    <style:style style:name="T73" style:family="text">
      <style:text-properties officeooo:rsid="004aafbc"/>
    </style:style>
    <style:style style:name="T74" style:family="text">
      <style:text-properties officeooo:rsid="004c28d7"/>
    </style:style>
    <style:style style:name="T75" style:family="text">
      <style:text-properties officeooo:rsid="004c3406"/>
    </style:style>
    <style:style style:name="T76" style:family="text">
      <style:text-properties officeooo:rsid="004dc744"/>
    </style:style>
    <style:style style:name="T77" style:family="text">
      <style:text-properties officeooo:rsid="004e7827"/>
    </style:style>
    <style:style style:name="T78" style:family="text">
      <style:text-properties officeooo:rsid="004f54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unselor, <text:span text:style-name="T2">draw up, impression, struck, strike, </text:span><text:span text:style-name="T3">overseas, </text:span><text:span text:style-name="T4">grateful, </text:span><text:span text:style-name="T5">hostel, </text:span><text:span text:style-name="T6">make friends, </text:span><text:span text:style-name="T7">friendly, </text:span><text:span text:style-name="T8">environmental, </text:span><text:span text:style-name="T9">incredibly, </text:span><text:span text:style-name="T10">field trip, </text:span><text:span text:style-name="T11">fortnight, </text:span><text:span text:style-name="T12">experience something, </text:span><text:span text:style-name="T13">suggestion, </text:span><text:span text:style-name="T14">interview somebody, </text:span><text:span text:style-name="T15">accommodation, </text:span><text:span text:style-name="T16">move out, </text:span><text:span text:style-name="T17">bachelor, </text:span><text:span text:style-name="T18">go on, </text:span><text:span text:style-name="T1">practical, <text:s/>reserve,</text:span></text:p>
      <text:p text:style-name="P1"/>
      <text:p text:style-name="P2">vary, <text:span text:style-name="T19">race, racing, </text:span><text:span text:style-name="T20">range, </text:span><text:span text:style-name="T21">cycle, </text:span><text:span text:style-name="T22">ordinary, </text:span><text:span text:style-name="T23">make sure, </text:span><text:span text:style-name="T24">racing bike, </text:span><text:span text:style-name="T25">enormous, </text:span><text:span text:style-name="T26">quality, make a choice, </text:span><text:span text:style-name="T27">compromise, in broad terms, </text:span><text:span text:style-name="T28">casual, reliability, </text:span><text:span text:style-name="T29">outfit, </text:span><text:span text:style-name="T30">reliable, </text:span><text:span text:style-name="T31">downhill, uphill, </text:span><text:span text:style-name="T32">worth, </text:span><text:span text:style-name="T33">component, </text:span><text:span text:style-name="T34">fit, </text:span><text:span text:style-name="T35">wheel, </text:span><text:span text:style-name="T36">frame, </text:span><text:span text:style-name="T37">determine,</text:span></text:p>
      <text:p text:style-name="P2"/>
      <text:p text:style-name="P3">appropriate, inappropriate, <text:span text:style-name="T38">dull, fascinate, fascinating, </text:span><text:span text:style-name="T39">cultivate, </text:span><text:span text:style-name="T40">according to, </text:span><text:span text:style-name="T41">tutorial, </text:span><text:span text:style-name="T42">I bet, you bet, </text:span><text:span text:style-name="T43">research, </text:span><text:span text:style-name="T44">originate, </text:span><text:span text:style-name="T45">straight, </text:span><text:span text:style-name="T46">apparently, duke, duchess, </text:span><text:span text:style-name="T47">climate, </text:span><text:span text:style-name="T48">responsible, </text:span><text:span text:style-name="T49">bunch, per, </text:span><text:span text:style-name="T50">reduce, plantation, </text:span><text:span text:style-name="T51">reproduce, </text:span><text:span text:style-name="T52">soil, plenty of something, </text:span><text:span text:style-name="T53">protect, </text:span><text:span text:style-name="T54">ripen, </text:span><text:span text:style-name="T55">domestic</text:span></text:p>
      <text:p text:style-name="P3"/>
      <text:p text:style-name="P4">maintain, maintenance, <text:span text:style-name="T56">homesick, homesickness, </text:span><text:span text:style-name="T57">settle, </text:span><text:span text:style-name="T58">campus, </text:span><text:span text:style-name="T59">cope, </text:span><text:span text:style-name="T60">healthy, </text:span><text:span text:style-name="T61">pleasure, </text:span><text:span text:style-name="T62">dietitian, </text:span><text:span text:style-name="T63">ensure, </text:span><text:span text:style-name="T64">at the same time, budget, </text:span><text:span text:style-name="T65">well-balanced, vitamin, </text:span><text:span text:style-name="T66">escape, </text:span><text:span text:style-name="T67">lack something, far better, </text:span><text:span text:style-name="T68">soluble, </text:span><text:span text:style-name="T69">rapid, </text:span><text:span text:style-name="T70">intake, </text:span><text:span text:style-name="T71">establish, habit, </text:span><text:span text:style-name="T72">variety, serving, </text:span><text:span text:style-name="T73">fresh, store, pyramid, </text:span><text:span text:style-name="T74">avoid, </text:span><text:span text:style-name="T75">salt, </text:span><text:span text:style-name="T76">butter, </text:span><text:span text:style-name="T77">moderation, moderate, at the bottom, at the top, </text:span><text:span text:style-name="T78">do shopping,</text:span></text:p>
      <text:p text:style-name="P4"/>
      <text:p text:style-name="P4"/>
      <text:h text:style-name="P5" text:outline-level="3">ection 1: Travel &amp; Social</text:h>
      <text:p text:style-name="P6">"counselor", "draw up", "impression", "struck", "strike", "overseas", "grateful", "hostel", "make friends", "friendly", "environmental", "incredibly", "field trip", "fortnight", "experience something", "suggestion", "interview somebody", "accommodation", "move out", "bachelor", "go on", "practical", "reserve"</text:p>
      <text:p text:style-name="P7"/>
      <text:h text:style-name="P8" text:outline-level="3">Section 2: Cycling &amp; Specifications</text:h>
      <text:p text:style-name="P6">"vary", "race", "racing", "range", "cycle", "ordinary", "make sure", "racing bike", "enormous", "quality", "make a choice", "compromise", "in broad terms", "casual", "reliability", "outfit", "reliable", "downhill", "uphill", "worth", "component", "fit", "wheel", "frame", "determine"</text:p>
      <text:p text:style-name="P7"/>
      <text:h text:style-name="P8" text:outline-level="3">Section 3: Nature &amp; Research</text:h>
      <text:p text:style-name="P6">"appropriate", "inappropriate", "dull", "fascinate", "fascinating", "cultivate", "according to", "tutorial", "I bet", "you bet", "research", "originate", "straight", "apparently", "duke", "duchess", "climate", "responsible", "bunch", "per", "reduce", "plantation", "reproduce", "soil", "plenty of something", "protect", "ripen", "domestic"</text:p>
      <text:p text:style-name="P7"/>
      <text:h text:style-name="P8" text:outline-level="3">Section 4: Health &amp; Lifestyle</text:h>
      <text:p text:style-name="P6">"maintain", "maintenance", "homesick", "homesickness", "settle", "campus", "cope", "healthy", "pleasure", "dietitian", "ensure", "at the same time", "budget", "well-balanced", "vitamin", "escape", "lack something", "far better", "soluble", "rapid", "intake", "establish", "habit", "variety", "serving", <text:soft-page-break/>"fresh", "store", "pyramid", "avoid", "salt", "butter", "moderation", "moderate", "at the bottom", "at the top", "do shopping"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1T09:11:19.741765300</meta:creation-date>
    <dc:date>2026-02-03T16:12:47.254086100</dc:date>
    <meta:editing-duration>PT26M54S</meta:editing-duration>
    <meta:editing-cycles>81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12" meta:word-count="300" meta:character-count="2619" meta:non-whitespace-character-count="2330"/>
  </office:meta>
</office:document-meta>
</file>